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timeInstanceImpl.extractProperty( Element msgData , OProcess . OPropertyAlias alias , String targ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RuntimeInstanceImpl.fetchVariableData( VariableInstance variable , ScopeFrame scopeFrame , boolean forWriting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untimeInstanceImpl.completedFault( FaultData faul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getPartnerRespons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ancel( PickResponseChannel respons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untimeInstanceImpl.exec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reply( PartnerLinkInstance plink , String opName , String bpelmex , Element element , QName fau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untimeInstanceImpl.force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gisterTimer( TimerResponseChannel timerChannel , Date futu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ExpLangRun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MyRoleEndpointReferenceData( PartnerLinkInstance 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VariableData( VariableInstance var , ScopeFrame scopeFrame , OMessageVarType . Part part , boolean forWrit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untimeInstanceImpl.cancelOutstandingRequests( String chann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leanupOutstandingMyRoleExchanges( FaultInfo optionalFault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untimeInstanceImpl.RuntimeInstanceImpl( RuntimeImpl runtime , ExecutionQueueImpl sou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InstanceImpl.setAtomicScope( boolean atomicSco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artnerFault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u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get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onTimerEvent( final String tim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timeInstanceImpl.getPartData( Element message , OMessageVarType . Part par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RuntimeInstanceImpl.readCorrelation( CorrelationSetInstance 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sRetry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rocess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reateExtensionActivityImplementation(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RuntimeInstanceImpl.setRetriedO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MySessionId( PartnerLinkInstance linkIn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etRetriesD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RetryDel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aveState( OutputStream bo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convertEndpointReference( Element epr , Node lvalueP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sFirst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itializeVariable( VariableInstance var , ScopeFrame scopeFrame , Node va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untimeInstanceImpl.isPartnerRoleEndpointInitialized( PartnerLinkInstance pLin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artnerFaultExplanation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PartnerResponseType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etchPartnerRoleEndpointReferenceData( PartnerLinkInstance l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InstanceImpl.setContext( OdeRTInstanceContext ct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gisterActivityForRecovery( ActivityRecoveryChannel recoveryChannel , long id , String reason , Date dateTime , Element details , String [ ] actions , int retry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itializePartnersSessionId( PartnerLinkInstance instance , String partners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onSelectEvent( final String selectId , final String messageExchangeId , final int selectorId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untimeInstanceImpl.onInvokeResponse( final String invokeId , InvokeResponseType irt , final String mexi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untimeInstanceImpl.readProperty( VariableInstance variable , OProcess . OProperty proper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InstanceImpl.unregisterActivityForRecovery( ActivityRecoveryChannel recovery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leasePartnerMex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SourceSessionId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SourceEPR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recoverActivity( final String channel , final long activityId , final String action , FaultInfo faul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untimeInstanceImpl.select( PickResponseChannel pickResponseChannel , Date timeout , boolean createInstance , Selector [ ] selec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untimeInstanceImpl.commitChanges( VariableInstance var , ScopeFrame scopeFrame , Node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untimeInstanceImpl.onCreateInstance( String messageExchang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endEvent( ProcessInstanceStartedEvent ev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itializePartnerLinks( Long parentScopeId , Collection &lt; OPartnerLink &gt; partnerLink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reateScopeInstance( Long parentScopeId , String name ,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writeProperties( VariableInstance variable , Node valu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RuntimeInstanceImpl.writeEndpointReference( PartnerLinkInstance plval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getBaseResourc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sendEvent( Scope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forceRoll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sVariableInitialized( VariableInstance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completedO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untimeInstanceImpl.getMyRequest( String mex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nvoke( String invokeId , PartnerLinkInstance instance , Operation operation , Element outboundMsg , Object objec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untimeInstanceImpl.ge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writeCorrelation( CorrelationSetInstance cset , CorrelationKey ckeyVa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timeInstanceImpl.createScopeInstance( Long scopeInstanceId , OScope scoped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untimeInstanceImpl.isCorrelationInitialized( CorrelationSetInstance correlation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